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1" style:family="text">
      <style:text-properties officeooo:rsid="000d0a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📣 학부모님께<text:line-break/><text:line-break/>안녕하세요. 저는 다년간 개발 경험을 가진 전문 프로그래머입니다.<text:line-break/>Java, Python, Linux, 웹 및 서버 개발 등 다양한 분야에서 **풀스택(Full Stack) 개발 경험**을 갖추고 있으며, 실제 산업 현장에서 필요한 진짜 ‘코딩 실력’이 무엇인지 누구보다 잘 알고 있습니다.<text:line-break/><text:line-break/>하지만 많은 학생들이 현재 학교나 온라인 수업을 통해 배우는 방식만으로는 **실제로 코딩을 할 줄 모르는 상태**에 머무는 경우가 많습니다.<text:line-break/><text:line-break/>### ⚠️ 기존의 영상 위주, 문제풀이 위주의 수업이 가진 한계<text:line-break/><text:line-break/>1. **문제는 풀지만, 코드는 못 짭니다.**<text:line-break/> <text:s text:c="2"/>선택형 문제는 잘 풀지만, 실제 코드 작성 문제(FRQ)는 아예 시작도 못 하는 경우가 많습니다. 문제 접근 방식이나 코드 흐름을 이해하지 못한 채 외운 패턴만 따라 하기 때문입니다.<text:line-break/><text:line-break/>2. **오류 메시지를 몰라서 포기합니다.**<text:line-break/> <text:s text:c="2"/>코드를 직접 짜 본 경험이 적다 보니, 간단한 문법 오류나 NullPointerException 같은 에러 메시지를 봐도 어떻게 해결해야 할지 몰라 포기하게 됩니다.<text:line-break/><text:line-break/>3. **환경 설정 자체가 벽입니다.**<text:line-break/> <text:s text:c="2"/>자바 설치, IDE 설정, 경로 설정 등 기본 개발 환경을 혼자서 설정하지 못해 수업 시작 전부터 어려움을 겪는 경우도 많습니다.<text:line-break/><text:line-break/>4. **기초 개념 없이 진도만 나갑니다.**<text:line-break/> <text:s text:c="2"/>코드 문법만 배우고, 자료구조, 알고리즘, 객체지향 개념 같은 컴퓨터의 핵심 개념은 놓치기 쉽습니다. 결국 응용력 없이 표면적인 학습에 머무르게 됩니다.<text:line-break/><text:line-break/>5. **문제 수가 부족하고 해설이 없습니다.**<text:line-break/> <text:s text:c="2"/>기존의 수업에서는 연습 문제 수가 적거나 난이도가 낮아 점수 향상에 한계가 있습니다. 실전 문제(FRQ)를 풀 때 문제 접근 방식 자체를 모르는 경우도 많습니다.<text:line-break/><text:line-break/>---<text:line-break/><text:line-break/>### ✅ 제가 제공하는 수업의 강점은 다음과 같습니다:<text:line-break/><text:line-break/>#### 📌 성적 향상<text:line-break/><text:line-break/>* AP Computer Science A, <text:span text:style-name="T1">Principles</text:span>의 핵심 개념, 필수 문법, 시험 출제 경향 집중 학습<text:line-break/>* 다양한 유형의 연습 문제 제공 및 해설, 실전 대비 전략<text:line-break/>* FRQ 문제풀이 연습을 통해 **코드 작성 능력과 논리적 사고력 향상**<text:line-break/><text:line-break/>#### 📌 실전 능력 배양<text:line-break/><text:line-break/>* 실습 중심 수업: 직접 코드 작성, 에러 해결, 디버깅 연습<text:line-break/>* 개발 환경 설정부터 실습 프로젝트까지 전 과정을 직접 체험<text:line-break/>* “왜 이렇게 푸는가?”를 중심으로 설명하며, **단순 암기식 학습 탈피**<text:line-break/><text:line-break/>#### 📌 미래를 위한 준비<text:line-break/><text:line-break/><text:soft-page-break/>* 코딩 시험만이 아닌, **실제 개발 능력**과 **문제 해결 능력** 함양<text:line-break/>* 대학 전공(특히 컴퓨터공학, 데이터 분석 등)에 큰 도움이 되는 기초 체력 구축<text:line-break/>* 다양한 언어와 기술 스택을 기반으로, 아이의 장기적인 성장을 도와드립니다<text:line-break/><text:line-break/>---<text:line-break/><text:line-break/>아이에게 진짜 실력을 갖춘 코딩 실력과 높은 시험 점수, 그리고 미래를 위한 기반을 마련해 주고 싶으시다면, 이 수업이 큰 도움이 될 것입니다.<text:line-break/>관심 있으신 분들은 언제든지 문의 주세요. 학생 개별 수준에 맞춰 커리큘럼을 조정해드릴 수 있습니다.<text:line-break/><text:line-break/>감사합니다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SC" style:font-family-asian="'Noto Serif SC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6:55:28.551000000</meta:creation-date>
    <dc:date>2025-05-06T16:58:19.258000000</dc:date>
    <meta:editing-duration>PT2M50S</meta:editing-duration>
    <meta:editing-cycles>1</meta:editing-cycles>
    <meta:document-statistic meta:table-count="0" meta:image-count="0" meta:object-count="0" meta:page-count="2" meta:paragraph-count="1" meta:word-count="988" meta:character-count="1522" meta:non-whitespace-character-count="1119"/>
    <meta:generator>LibreOffice/24.8.0.3$Windows_X86_64 LibreOffice_project/0bdf1299c94fe897b119f97f3c613e9dca6be583</meta:generator>
  </office:meta>
</office:document-meta>
</file>